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width="0.102cm" draw:marker-start="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fo:min-height="0.714cm"/>
    </style:style>
    <style:style style:name="gr15" style:family="graphic" style:parent-style-name="standard">
      <style:graphic-properties draw:marker-end="Arrow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per 58%"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28cm" svg:height="1.09cm" svg:x="0cm" svg:y="0.001cm">
          <text:p/>
        </draw:rect>
        <draw:rect draw:style-name="gr2" draw:text-style-name="P2" draw:layer="layout" svg:width="2.685cm" svg:height="0.84cm" svg:x="2.141cm" svg:y="0.001cm">
          <text:p text:style-name="P1"><text:span text:style-name="T1">search</text:span></text:p>
        </draw:rect>
        <draw:rect draw:style-name="gr3" draw:text-style-name="P1" xml:id="id1" draw:id="id1" draw:layer="layout" svg:width="18.132cm" svg:height="9.416cm" svg:x="4.744cm" svg:y="5.254cm">
          <text:p/>
        </draw:rect>
        <draw:connector draw:style-name="gr1" draw:text-style-name="P1" draw:layer="layout" svg:x1="13.81cm" svg:y1="14.67cm" svg:x2="10.2cm" svg:y2="17.121cm" draw:start-shape="id1" draw:start-glue-point="2" svg:d="m13810 14670v1476h-3610v975">
          <text:p/>
        </draw:connector>
        <draw:connector draw:style-name="gr1" draw:text-style-name="P1" draw:layer="layout" svg:x1="13.81cm" svg:y1="14.67cm" svg:x2="17.1cm" svg:y2="17.121cm" draw:start-shape="id1" draw:start-glue-point="2" svg:d="m13810 14670v1476h3290v975">
          <text:p/>
        </draw:connector>
        <draw:rect draw:style-name="gr4" draw:text-style-name="P2" xml:id="id2" draw:id="id2" draw:layer="layout" svg:width="6.03cm" svg:height="1.506cm" svg:x="10.814cm" svg:y="2.328cm">
          <text:p text:style-name="P1"><text:span text:style-name="T1"/></text:p>
          <text:p text:style-name="P1"><text:span text:style-name="T2">Last Amphibian</text:span></text:p>
        </draw:rect>
        <draw:connector draw:style-name="gr1" draw:text-style-name="P1" draw:layer="layout" svg:x1="13.81cm" svg:y1="5.254cm" svg:x2="13.829cm" svg:y2="3.834cm" draw:start-shape="id1" draw:start-glue-point="0" draw:end-shape="id2" svg:d="m13810 5254v-710h19v-710">
          <text:p/>
        </draw:connector>
        <draw:rect draw:style-name="gr2" draw:text-style-name="P3" draw:layer="layout" svg:width="18.093cm" svg:height="1.051cm" svg:x="4.744cm" svg:y="5.293cm">
          <text:p text:style-name="P3"><text:span text:style-name="T2">Reptiles - Class</text:span></text:p>
        </draw:rect>
        <draw:line draw:style-name="gr5" draw:text-style-name="P1" draw:layer="layout" svg:x1="10.18cm" svg:y1="18.64cm" svg:x2="10.18cm" svg:y2="20.041cm">
          <text:p/>
        </draw:line>
        <draw:line draw:style-name="gr5" draw:text-style-name="P1" draw:layer="layout" svg:x1="17.08cm" svg:y1="18.64cm" svg:x2="17.08cm" svg:y2="20.041cm">
          <text:p/>
        </draw:line>
        <draw:frame draw:style-name="gr6" draw:text-style-name="P4" draw:layer="layout" svg:width="4.241cm" svg:height="0.882cm" svg:x="8.097cm" svg:y="20.039cm">
          <draw:text-box>
            <text:p text:style-name="P4"><text:span text:style-name="T2">e.g. Humans</text:span></text:p>
          </draw:text-box>
        </draw:frame>
        <draw:frame draw:style-name="gr6" draw:text-style-name="P4" draw:layer="layout" svg:width="4.241cm" svg:height="0.882cm" svg:x="14.998cm" svg:y="20.04cm">
          <draw:text-box>
            <text:p text:style-name="P4"><text:span text:style-name="T2">e.g. Pigeons</text:span></text:p>
          </draw:text-box>
        </draw:frame>
        <draw:line draw:style-name="gr1" draw:text-style-name="P1" draw:layer="layout" svg:x1="13.758cm" svg:y1="2.297cm" svg:x2="13.758cm" svg:y2="1.091cm">
          <text:p/>
        </draw:line>
        <draw:rect draw:style-name="gr7" draw:text-style-name="P3" draw:layer="layout" svg:width="6.653cm" svg:height="3.619cm" svg:x="13.796cm" svg:y="6.388cm">
          <text:p text:style-name="P3"><text:span text:style-name="T2">Image</text:span></text:p>
        </draw:rect>
        <draw:rect draw:style-name="gr8" draw:text-style-name="P1" draw:layer="layout" svg:width="1.128cm" svg:height="0.233cm" svg:x="0.234cm" svg:y="0.201cm">
          <text:p/>
        </draw:rect>
        <draw:rect draw:style-name="gr8" draw:text-style-name="P1" draw:layer="layout" svg:width="1.128cm" svg:height="0.233cm" svg:x="0.234cm" svg:y="0.502cm">
          <text:p/>
        </draw:rect>
        <draw:rect draw:style-name="gr8" draw:text-style-name="P1" draw:layer="layout" svg:width="1.128cm" svg:height="0.233cm" svg:x="0.234cm" svg:y="0.802cm">
          <text:p/>
        </draw:rect>
        <draw:rect draw:style-name="gr9" draw:text-style-name="P1" draw:layer="layout" svg:width="2.237cm" svg:height="8.303cm" svg:x="20.573cm" svg:y="6.386cm">
          <text:p/>
        </draw:rect>
        <draw:frame draw:style-name="gr6" draw:text-style-name="P4" draw:layer="layout" svg:width="2.163cm" svg:height="1.513cm" svg:x="20.782cm" svg:y="11.879cm">
          <draw:text-box>
            <text:p text:style-name="P4"><text:span text:style-name="T2">Time-</text:span></text:p>
            <text:p text:style-name="P4"><text:span text:style-name="T2">line</text:span></text:p>
          </draw:text-box>
        </draw:frame>
        <draw:frame draw:style-name="gr6" draw:text-style-name="P4" draw:layer="layout" svg:width="7.368cm" svg:height="0.882cm" svg:x="5.04cm" svg:y="6.784cm">
          <draw:text-box>
            <text:p text:style-name="P4"><text:span text:style-name="T2">Scientific Name</text:span></text:p>
          </draw:text-box>
        </draw:frame>
        <draw:frame draw:style-name="gr6" draw:text-style-name="P4" draw:layer="layout" svg:width="9.42cm" svg:height="4.037cm" svg:x="5.085cm" svg:y="7.996cm">
          <draw:text-box>
            <text:p text:style-name="P4"><text:span text:style-name="T2">Common Names:</text:span></text:p>
            <text:p text:style-name="P4"><text:span text:style-name="T2"/></text:p>
            <text:p text:style-name="P4"><text:span text:style-name="T2">Evolutionary new features</text:span></text:p>
            <text:p text:style-name="P4"><text:span text:style-name="T2"/></text:p>
            <text:p text:style-name="P4"><text:span text:style-name="T2">Description</text:span></text:p>
            <text:p text:style-name="P4"><text:span text:style-name="T2"/></text:p>
          </draw:text-box>
        </draw:frame>
        <draw:rect draw:style-name="gr10" draw:text-style-name="P3" draw:layer="layout" svg:width="3.396cm" svg:height="9.459cm" svg:x="22.788cm" svg:y="5.246cm">
          <text:p text:style-name="P3"><text:span text:style-name="T2">&lt;&lt;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Subgroups</text:span></text:p>
          <text:p text:style-name="P3"><text:span text:style-name="T2"/></text:p>
          <text:p text:style-name="P3"><text:span text:style-name="T2">Synapsida</text:span></text:p>
          <text:p text:style-name="P3"><text:span text:style-name="T2"><text:s/></text:span><text:span text:style-name="T2">Anapsida</text:span></text:p>
          <text:p text:style-name="P3"><text:span text:style-name="T2"><text:s/></text:span><text:span text:style-name="T2">Eureptilia</text:span></text:p>
          <text:p text:style-name="P3"><text:span text:style-name="T2"/></text:p>
          <text:p text:style-name="P3"><text:span text:style-name="T2">&gt;&gt;</text:span></text:p>
          <text:p text:style-name="P3"><text:span text:style-name="T2"/></text:p>
        </draw:rect>
        <draw:frame draw:style-name="gr6" draw:text-style-name="P4" draw:layer="layout" svg:width="3.774cm" svg:height="0.882cm" svg:x="12.249cm" svg:y="1.116cm">
          <draw:text-box>
            <text:p text:style-name="P4"><text:span text:style-name="T2">Ancestor</text:span></text:p>
          </draw:text-box>
        </draw:frame>
        <draw:frame draw:style-name="gr6" draw:text-style-name="P4" draw:layer="layout" svg:width="4.514cm" svg:height="0.882cm" svg:x="11.756cm" svg:y="16.065cm">
          <draw:text-box>
            <text:p text:style-name="P4"><text:span text:style-name="T2">Descendents</text:span></text:p>
          </draw:text-box>
        </draw:frame>
        <draw:rect draw:style-name="gr7" draw:text-style-name="P3" draw:layer="layout" svg:width="4.516cm" svg:height="2.419cm" svg:x="14.644cm" svg:y="10.401cm">
          <text:p text:style-name="P3"><text:span text:style-name="T2">Map(s)</text:span></text:p>
        </draw:rect>
        <draw:line draw:style-name="gr11" draw:text-style-name="P1" draw:layer="layout" svg:x1="23.446cm" svg:y1="15.375cm" svg:x2="24.176cm" svg:y2="13.869cm">
          <text:p/>
        </draw:line>
        <draw:rect draw:style-name="gr10" draw:text-style-name="P3" draw:layer="layout" svg:width="3.78cm" svg:height="9.459cm" svg:x="0.912cm" svg:y="5.247cm">
          <text:p text:style-name="P3"><text:span text:style-name="T2">&lt;&lt;</text:span></text:p>
          <text:p text:style-name="P3"><text:span text:style-name="T2"/></text:p>
          <text:p text:style-name="P3"><text:span text:style-name="T2">Supergroups</text:span></text:p>
          <text:p text:style-name="P3"><text:span text:style-name="T2"/></text:p>
          <text:p text:style-name="P3"><text:span text:style-name="T2">Animals</text:span></text:p>
          <text:p text:style-name="P3"><text:span text:style-name="T2">Chordate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&gt;&gt;</text:span></text:p>
        </draw:rect>
        <draw:rect draw:style-name="gr4" draw:text-style-name="P3" draw:layer="layout" svg:width="3.619cm" svg:height="1.688cm" svg:x="8.21cm" svg:y="17.198cm">
          <text:p text:style-name="P3"><text:span text:style-name="T2"/></text:p>
          <text:p text:style-name="P3"><text:span text:style-name="T2">1</text:span><text:span text:style-name="T3">st</text:span><text:span text:style-name="T2"> Mammal</text:span></text:p>
        </draw:rect>
        <draw:rect draw:style-name="gr4" draw:text-style-name="P3" draw:layer="layout" svg:width="3.619cm" svg:height="1.551cm" svg:x="15.11cm" svg:y="17.244cm">
          <text:p text:style-name="P4"><text:span text:style-name="T2"/></text:p>
          <text:p text:style-name="P4"><text:span text:style-name="T2">1</text:span><text:span text:style-name="T3">st</text:span><text:span text:style-name="T2"> Bird</text:span></text:p>
        </draw:rect>
        <draw:rect draw:style-name="gr2" draw:text-style-name="P1" draw:layer="layout" svg:width="3.604cm" svg:height="1.051cm" svg:x="8.212cm" svg:y="16.775cm">
          <text:p text:style-name="P1">Mammals</text:p>
        </draw:rect>
        <draw:rect draw:style-name="gr2" draw:text-style-name="P3" draw:layer="layout" svg:width="3.604cm" svg:height="1.051cm" svg:x="8.212cm" svg:y="16.776cm">
          <text:p text:style-name="P3"><text:span text:style-name="T2">Mammals</text:span></text:p>
        </draw:rect>
        <draw:rect draw:style-name="gr2" draw:text-style-name="P3" draw:layer="layout" svg:width="3.604cm" svg:height="1.051cm" svg:x="15.112cm" svg:y="16.777cm">
          <text:p text:style-name="P3"><text:span text:style-name="T2">Birds</text:span></text:p>
        </draw:rect>
        <draw:rect draw:style-name="gr2" draw:text-style-name="P3" draw:layer="layout" svg:width="6.021cm" svg:height="1.051cm" svg:x="10.812cm" svg:y="1.977cm">
          <text:p text:style-name="P3"><text:span text:style-name="T2">Amphibians</text:span></text:p>
        </draw:rect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rect draw:style-name="gr1" draw:text-style-name="P1" draw:layer="layout" svg:width="28cm" svg:height="1.09cm" svg:x="0cm" svg:y="0.001cm">
          <text:p/>
        </draw:rect>
        <draw:rect draw:style-name="gr2" draw:text-style-name="P1" draw:layer="layout" svg:width="2.685cm" svg:height="0.84cm" svg:x="2.141cm" svg:y="0.001cm">
          <text:p text:style-name="P1">search</text:p>
        </draw:rect>
        <draw:rect draw:style-name="gr3" draw:text-style-name="P1" xml:id="id3" draw:id="id3" draw:layer="layout" svg:width="5.52cm" svg:height="9.416cm" svg:x="4.744cm" svg:y="5.254cm">
          <text:p/>
        </draw:rect>
        <draw:rect draw:style-name="gr4" draw:text-style-name="P3" xml:id="id4" draw:id="id4" draw:layer="layout" svg:width="3.619cm" svg:height="1.688cm" svg:x="0.545cm" svg:y="17.061cm">
          <text:p text:style-name="P3"><text:span text:style-name="T2">1</text:span><text:span text:style-name="T3">st</text:span><text:span text:style-name="T2"> Mammal</text:span></text:p>
          <text:p text:style-name="P3"><text:span text:style-name="T2"/></text:p>
        </draw:rect>
        <draw:rect draw:style-name="gr4" draw:text-style-name="P3" xml:id="id5" draw:id="id5" draw:layer="layout" svg:width="3.619cm" svg:height="1.551cm" svg:x="7.445cm" svg:y="17.107cm">
          <text:p text:style-name="P4"><text:span text:style-name="T2">1</text:span><text:span text:style-name="T3">st</text:span><text:span text:style-name="T2"> Bird</text:span></text:p>
          <text:p text:style-name="P4"><text:span text:style-name="T2"/></text:p>
        </draw:rect>
        <draw:connector draw:style-name="gr1" draw:text-style-name="P1" draw:layer="layout" svg:x1="7.504cm" svg:y1="14.67cm" svg:x2="2.354cm" svg:y2="17.061cm" draw:start-shape="id3" draw:start-glue-point="2" draw:end-shape="id4" draw:end-glue-point="0" svg:d="m7504 14670v1196h-5150v1195">
          <text:p/>
        </draw:connector>
        <draw:connector draw:style-name="gr1" draw:text-style-name="P1" draw:layer="layout" svg:x1="7.504cm" svg:y1="14.67cm" svg:x2="9.254cm" svg:y2="17.107cm" draw:start-shape="id3" draw:start-glue-point="2" draw:end-shape="id5" draw:end-glue-point="0" svg:d="m7504 14670v1219h1750v1218">
          <text:p/>
        </draw:connector>
        <draw:connector draw:style-name="gr1" draw:text-style-name="P1" draw:layer="layout" svg:x1="7.504cm" svg:y1="5.254cm" svg:x2="13.829cm" svg:y2="3.834cm" draw:start-shape="id3" draw:start-glue-point="0" svg:d="m7504 5254v-960h6325v-460">
          <text:p/>
        </draw:connector>
        <draw:rect draw:style-name="gr2" draw:text-style-name="P3" draw:layer="layout" svg:width="5.474cm" svg:height="1.051cm" svg:x="4.744cm" svg:y="5.293cm">
          <text:p text:style-name="P3"><text:span text:style-name="T2">Reptiles - Class</text:span></text:p>
        </draw:rect>
        <draw:line draw:style-name="gr5" draw:text-style-name="P1" draw:layer="layout" svg:x1="2.326cm" svg:y1="19.205cm" svg:x2="2.334cm" svg:y2="20.038cm">
          <text:p/>
        </draw:line>
        <draw:line draw:style-name="gr5" draw:text-style-name="P1" draw:layer="layout" svg:x1="9.215cm" svg:y1="18.931cm" svg:x2="9.234cm" svg:y2="20.038cm">
          <text:p/>
        </draw:line>
        <draw:frame draw:style-name="gr6" draw:text-style-name="P4" draw:layer="layout" svg:width="4.241cm" svg:height="0.882cm" svg:x="0.251cm" svg:y="20.036cm">
          <draw:text-box>
            <text:p text:style-name="P4"><text:span text:style-name="T2">Humans</text:span></text:p>
          </draw:text-box>
        </draw:frame>
        <draw:frame draw:style-name="gr6" draw:text-style-name="P4" draw:layer="layout" svg:width="4.241cm" svg:height="0.882cm" svg:x="7.699cm" svg:y="20.037cm">
          <draw:text-box>
            <text:p text:style-name="P4"><text:span text:style-name="T2">Pigeon</text:span></text:p>
          </draw:text-box>
        </draw:frame>
        <draw:line draw:style-name="gr1" draw:text-style-name="P1" draw:layer="layout" svg:x1="13.758cm" svg:y1="2.297cm" svg:x2="13.758cm" svg:y2="1.091cm">
          <text:p/>
        </draw:line>
        <draw:rect draw:style-name="gr8" draw:text-style-name="P1" draw:layer="layout" svg:width="1.128cm" svg:height="0.233cm" svg:x="0.234cm" svg:y="0.201cm">
          <text:p/>
        </draw:rect>
        <draw:rect draw:style-name="gr8" draw:text-style-name="P1" draw:layer="layout" svg:width="1.128cm" svg:height="0.233cm" svg:x="0.234cm" svg:y="0.502cm">
          <text:p/>
        </draw:rect>
        <draw:rect draw:style-name="gr8" draw:text-style-name="P1" draw:layer="layout" svg:width="1.128cm" svg:height="0.233cm" svg:x="0.234cm" svg:y="0.802cm">
          <text:p/>
        </draw:rect>
        <draw:frame draw:style-name="gr6" draw:text-style-name="P4" draw:layer="layout" svg:width="3.774cm" svg:height="0.882cm" svg:x="12.203cm" svg:y="1.207cm">
          <draw:text-box>
            <text:p text:style-name="P4"><text:span text:style-name="T2">Ancestor</text:span></text:p>
          </draw:text-box>
        </draw:frame>
        <draw:frame draw:style-name="gr6" draw:text-style-name="P4" draw:layer="layout" svg:width="4.514cm" svg:height="0.882cm" svg:x="4.047cm" svg:y="16.063cm">
          <draw:text-box>
            <text:p text:style-name="P4"><text:span text:style-name="T2">Descendents</text:span></text:p>
          </draw:text-box>
        </draw:frame>
        <draw:line draw:style-name="gr11" draw:text-style-name="P1" draw:layer="layout" svg:x1="11.585cm" svg:y1="12.273cm" svg:x2="12.315cm" svg:y2="10.767cm">
          <text:p/>
        </draw:line>
        <draw:connector draw:style-name="gr9" draw:text-style-name="P1" draw:layer="layout" svg:x1="13.685cm" svg:y1="9.976cm" svg:x2="17.608cm" svg:y2="5.839cm" draw:start-shape="id6" svg:d="m13685 9976h2212v-4137h1711">
          <text:p/>
        </draw:connector>
        <draw:rect draw:style-name="gr7" draw:text-style-name="P3" draw:layer="layout" svg:width="3.877cm" svg:height="1.277cm" svg:x="17.7cm" svg:y="5.11cm">
          <text:p text:style-name="P3"><text:span text:style-name="T2"><text:s/></text:span><text:span text:style-name="T2">Synapsida</text:span></text:p>
        </draw:rect>
        <draw:rect draw:style-name="gr7" draw:text-style-name="P1" xml:id="id7" draw:id="id7" draw:layer="layout" svg:width="3.878cm" svg:height="1.003cm" svg:x="17.929cm" svg:y="9.489cm">
          <text:p text:style-name="P1"><text:s/><text:span text:style-name="T2">Anapsida</text:span> </text:p>
        </draw:rect>
        <draw:rect draw:style-name="gr7" draw:text-style-name="P1" xml:id="id8" draw:id="id8" draw:layer="layout" svg:width="4.653cm" svg:height="1.186cm" svg:x="18.065cm" svg:y="12.773cm">
          <text:p text:style-name="P1"><text:s/><text:span text:style-name="T2">Eureptilia</text:span></text:p>
        </draw:rect>
        <draw:connector draw:style-name="gr9" draw:text-style-name="P1" draw:layer="layout" svg:x1="13.685cm" svg:y1="9.976cm" svg:x2="17.929cm" svg:y2="9.99cm" draw:start-shape="id6" draw:start-glue-point="1" draw:end-shape="id7" draw:end-glue-point="3" svg:d="m13685 9976h2122v14h2122">
          <text:p/>
        </draw:connector>
        <draw:connector draw:style-name="gr9" draw:text-style-name="P1" draw:layer="layout" svg:x1="13.685cm" svg:y1="9.976cm" svg:x2="18.065cm" svg:y2="13.366cm" draw:start-shape="id6" draw:start-glue-point="1" draw:end-shape="id8" draw:end-glue-point="3" svg:d="m13685 9976h2190v3390h2190">
          <text:p/>
        </draw:connector>
        <draw:line draw:style-name="gr5" draw:text-style-name="P1" draw:layer="layout" svg:x1="21.623cm" svg:y1="5.611cm" svg:x2="23.356cm" svg:y2="5.611cm">
          <text:p/>
        </draw:line>
        <draw:frame draw:style-name="gr6" draw:text-style-name="P4" draw:layer="layout" svg:width="4.288cm" svg:height="0.882cm" svg:x="23.264cm" svg:y="5.155cm">
          <draw:text-box>
            <text:p text:style-name="P4"><text:span text:style-name="T2">Mammals</text:span></text:p>
          </draw:text-box>
        </draw:frame>
        <draw:line draw:style-name="gr5" draw:text-style-name="P1" draw:layer="layout" svg:x1="22.771cm" svg:y1="13.345cm" svg:x2="24.314cm" svg:y2="13.366cm">
          <text:p/>
        </draw:line>
        <draw:frame draw:style-name="gr6" draw:text-style-name="P4" draw:layer="layout" svg:width="4.288cm" svg:height="1.513cm" svg:x="24.268cm" svg:y="12.438cm">
          <draw:text-box>
            <text:p text:style-name="P4"><text:span text:style-name="T2">Dinosaurs, birds</text:span></text:p>
          </draw:text-box>
        </draw:frame>
        <draw:line draw:style-name="gr13" draw:text-style-name="P1" draw:layer="layout" svg:x1="21.851cm" svg:y1="9.853cm" svg:x2="24.086cm" svg:y2="9.853cm">
          <text:p/>
        </draw:line>
        <draw:frame draw:style-name="gr6" draw:text-style-name="P4" draw:layer="layout" svg:width="4.288cm" svg:height="0.882cm" svg:x="24.131cm" svg:y="9.384cm">
          <draw:text-box>
            <text:p text:style-name="P4"><text:span text:style-name="T2">Turtles</text:span></text:p>
          </draw:text-box>
        </draw:frame>
        <draw:frame draw:style-name="gr6" draw:layer="layout" svg:width="0.867cm" svg:height="0.963cm" svg:x="16.422cm" svg:y="5.019cm">
          <draw:text-box>
            <text:p>?</text:p>
          </draw:text-box>
        </draw:frame>
        <draw:rect draw:style-name="gr2" draw:text-style-name="P3" draw:layer="layout" svg:width="3.604cm" svg:height="1.051cm" svg:x="0.547cm" svg:y="17.916cm">
          <text:p text:style-name="P3"><text:span text:style-name="T2">Mammals</text:span></text:p>
        </draw:rect>
        <draw:rect draw:style-name="gr2" draw:text-style-name="P3" draw:layer="layout" svg:width="3.684cm" svg:height="1.051cm" svg:x="7.447cm" svg:y="17.826cm">
          <text:p text:style-name="P3"><text:span text:style-name="T2">Birds</text:span></text:p>
        </draw:rect>
        <draw:rect draw:style-name="gr10" draw:text-style-name="P2" draw:layer="layout" svg:width="1.18cm" svg:height="9.459cm" svg:x="3.512cm" svg:y="5.248cm">
          <text:p text:style-name="P1"><text:span text:style-name="T1">&lt;&l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&gt;</text:span></text:p>
        </draw:rect>
        <draw:rect draw:style-name="gr10" draw:text-style-name="P3" xml:id="id6" draw:id="id6" draw:layer="layout" svg:width="3.396cm" svg:height="9.459cm" svg:x="10.289cm" svg:y="5.247cm">
          <text:p text:style-name="P3"><text:span text:style-name="T2">&lt;&lt;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Subgroups</text:span></text:p>
          <text:p text:style-name="P3"><text:span text:style-name="T2"/></text:p>
          <text:p text:style-name="P3"><text:span text:style-name="T2">&gt;&gt;</text:span></text:p>
          <text:p text:style-name="P3"><text:span text:style-name="T2"/></text:p>
        </draw:rect>
        <draw:frame draw:style-name="gr14" draw:text-style-name="P3" draw:layer="layout" svg:width="4.126cm" svg:height="0.964cm" draw:transform="rotate (1.57515964992459) translate (3.677cm 12.283cm)">
          <draw:text-box>
            <text:p text:style-name="P3"><text:span text:style-name="T2">Supergroups</text:span></text:p>
          </draw:text-box>
        </draw:frame>
        <draw:line draw:style-name="gr11" draw:text-style-name="P1" draw:layer="layout" svg:x1="3.101cm" svg:y1="7.848cm" svg:x2="3.831cm" svg:y2="6.342cm">
          <text:p/>
        </draw:line>
        <draw:rect draw:style-name="gr4" draw:text-style-name="P3" draw:layer="layout" svg:width="6.03cm" svg:height="1.506cm" svg:x="10.814cm" svg:y="2.329cm">
          <text:p text:style-name="P3"><text:span text:style-name="T2"/></text:p>
          <text:p text:style-name="P3"><text:span text:style-name="T2">Last Amphibian</text:span></text:p>
        </draw:rect>
        <draw:rect draw:style-name="gr2" draw:text-style-name="P3" draw:layer="layout" svg:width="6.021cm" svg:height="1.051cm" svg:x="10.812cm" svg:y="1.978cm">
          <text:p text:style-name="P3"><text:span text:style-name="T2">Amphibians</text:span></text:p>
        </draw:rect>
        <draw:rect draw:style-name="gr7" draw:text-style-name="P3" draw:layer="layout" svg:width="5.18cm" svg:height="3.418cm" svg:x="4.902cm" svg:y="6.663cm">
          <text:p text:style-name="P3"><text:span text:style-name="T2">Image</text:span></text:p>
        </draw:rect>
        <draw:frame draw:style-name="gr14" draw:text-style-name="P4" draw:layer="layout" svg:width="4.905cm" svg:height="0.964cm" svg:x="5.167cm" svg:y="10.329cm">
          <draw:text-box>
            <text:p text:style-name="P4"><text:span text:style-name="T2">Scientific Name</text:span></text:p>
          </draw:text-box>
        </draw:frame>
        <draw:frame draw:style-name="gr14" draw:text-style-name="P4" draw:layer="layout" svg:width="4.905cm" svg:height="0.964cm" svg:x="5.029cm" svg:y="11.835cm">
          <draw:text-box>
            <text:p text:style-name="P4"><text:span text:style-name="T2">Common Name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rect draw:style-name="gr1" draw:text-style-name="P1" draw:layer="layout" svg:width="28cm" svg:height="1.09cm" svg:x="0cm" svg:y="0.001cm">
          <text:p/>
        </draw:rect>
        <draw:rect draw:style-name="gr2" draw:text-style-name="P2" draw:layer="layout" svg:width="2.685cm" svg:height="0.84cm" svg:x="2.141cm" svg:y="0.001cm">
          <text:p text:style-name="P1"><text:span text:style-name="T1">search</text:span></text:p>
        </draw:rect>
        <draw:rect draw:style-name="gr3" draw:text-style-name="P1" xml:id="id9" draw:id="id9" draw:layer="layout" svg:width="5.52cm" svg:height="9.416cm" svg:x="19.843cm" svg:y="5.3cm">
          <text:p/>
        </draw:rect>
        <draw:connector draw:style-name="gr1" draw:text-style-name="P1" draw:layer="layout" svg:x1="22.603cm" svg:y1="14.716cm" svg:x2="17.682cm" svg:y2="17.289cm" draw:start-shape="id9" draw:start-glue-point="2" draw:end-shape="id10" draw:end-glue-point="0" svg:d="m22603 14716v1287h-4921v1286">
          <text:p/>
        </draw:connector>
        <draw:connector draw:style-name="gr1" draw:text-style-name="P1" draw:layer="layout" svg:x1="22.603cm" svg:y1="14.716cm" svg:x2="24.582cm" svg:y2="17.335cm" draw:start-shape="id9" draw:start-glue-point="2" draw:end-shape="id11" draw:end-glue-point="0" svg:d="m22603 14716v1310h1979v1309">
          <text:p/>
        </draw:connector>
        <draw:connector draw:style-name="gr1" draw:text-style-name="P1" draw:layer="layout" svg:x1="22.603cm" svg:y1="5.3cm" svg:x2="13.829cm" svg:y2="3.834cm" draw:start-shape="id9" draw:start-glue-point="0" svg:d="m22603 5300v-983h-8774v-483">
          <text:p/>
        </draw:connector>
        <draw:rect draw:style-name="gr2" draw:text-style-name="P3" draw:layer="layout" svg:width="5.474cm" svg:height="1.051cm" svg:x="19.843cm" svg:y="5.339cm">
          <text:p text:style-name="P3"><text:span text:style-name="T2">Reptiles - Class</text:span></text:p>
        </draw:rect>
        <draw:line draw:style-name="gr5" draw:text-style-name="P1" draw:layer="layout" svg:x1="17.699cm" svg:y1="19.205cm" svg:x2="17.707cm" svg:y2="20.038cm">
          <text:p/>
        </draw:line>
        <draw:line draw:style-name="gr5" draw:text-style-name="P1" draw:layer="layout" svg:x1="24.542cm" svg:y1="19.159cm" svg:x2="24.607cm" svg:y2="20.038cm">
          <text:p/>
        </draw:line>
        <draw:frame draw:style-name="gr6" draw:text-style-name="P4" draw:layer="layout" svg:width="4.241cm" svg:height="0.882cm" svg:x="15.624cm" svg:y="20.036cm">
          <draw:text-box>
            <text:p text:style-name="P4"><text:span text:style-name="T2">Humans</text:span></text:p>
          </draw:text-box>
        </draw:frame>
        <draw:frame draw:style-name="gr6" draw:text-style-name="P4" draw:layer="layout" svg:width="4.241cm" svg:height="0.882cm" svg:x="22.525cm" svg:y="20.037cm">
          <draw:text-box>
            <text:p text:style-name="P4"><text:span text:style-name="T2">Pigeon</text:span></text:p>
          </draw:text-box>
        </draw:frame>
        <draw:line draw:style-name="gr1" draw:text-style-name="P1" draw:layer="layout" svg:x1="13.758cm" svg:y1="2.297cm" svg:x2="13.758cm" svg:y2="1.091cm">
          <text:p/>
        </draw:line>
        <draw:rect draw:style-name="gr8" draw:text-style-name="P1" draw:layer="layout" svg:width="1.128cm" svg:height="0.233cm" svg:x="0.234cm" svg:y="0.201cm">
          <text:p/>
        </draw:rect>
        <draw:rect draw:style-name="gr8" draw:text-style-name="P1" draw:layer="layout" svg:width="1.128cm" svg:height="0.233cm" svg:x="0.234cm" svg:y="0.502cm">
          <text:p/>
        </draw:rect>
        <draw:rect draw:style-name="gr8" draw:text-style-name="P1" draw:layer="layout" svg:width="1.128cm" svg:height="0.233cm" svg:x="0.234cm" svg:y="0.802cm">
          <text:p/>
        </draw:rect>
        <draw:frame draw:style-name="gr6" draw:text-style-name="P4" draw:layer="layout" svg:width="3.774cm" svg:height="0.882cm" svg:x="12.203cm" svg:y="1.207cm">
          <draw:text-box>
            <text:p text:style-name="P4"><text:span text:style-name="T2">Ancestor</text:span></text:p>
          </draw:text-box>
        </draw:frame>
        <draw:frame draw:style-name="gr6" draw:text-style-name="P4" draw:layer="layout" svg:width="4.514cm" svg:height="0.882cm" svg:x="18.461cm" svg:y="16.109cm">
          <draw:text-box>
            <text:p text:style-name="P4"><text:span text:style-name="T2">Descendents</text:span></text:p>
          </draw:text-box>
        </draw:frame>
        <draw:rect draw:style-name="gr10" draw:text-style-name="P3" draw:layer="layout" svg:width="1.207cm" svg:height="9.459cm" svg:x="25.388cm" svg:y="5.293cm">
          <text:p text:style-name="P3"><text:span text:style-name="T2">&lt;&lt;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&gt;&gt;</text:span></text:p>
          <text:p text:style-name="P3"><text:span text:style-name="T2"/></text:p>
        </draw:rect>
        <draw:frame draw:style-name="gr14" draw:text-style-name="P3" draw:layer="layout" svg:width="4.126cm" svg:height="0.964cm" draw:transform="rotate (1.57515964992459) translate (25.528cm 11.964cm)">
          <draw:text-box>
            <text:p text:style-name="P3"><text:span text:style-name="T2">Subgroups</text:span></text:p>
          </draw:text-box>
        </draw:frame>
        <draw:rect draw:style-name="gr10" draw:text-style-name="P3" xml:id="id16" draw:id="id16" draw:layer="layout" svg:width="3.78cm" svg:height="9.459cm" svg:x="16.058cm" svg:y="5.294cm">
          <text:p text:style-name="P3"><text:span text:style-name="T2">&lt;&lt;</text:span></text:p>
          <text:p text:style-name="P3"><text:span text:style-name="T2"/></text:p>
          <text:p text:style-name="P3"><text:span text:style-name="T2">Supergroup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&gt;&gt;</text:span></text:p>
        </draw:rect>
        <draw:rect draw:style-name="gr7" draw:text-style-name="P3" xml:id="id13" draw:id="id13" draw:layer="layout" svg:width="3.877cm" svg:height="1.277cm" svg:x="1.871cm" svg:y="4.196cm">
          <text:p text:style-name="P3"><text:span text:style-name="T2">Animals</text:span></text:p>
        </draw:rect>
        <draw:rect draw:style-name="gr7" draw:text-style-name="P1" xml:id="id14" draw:id="id14" draw:layer="layout" svg:width="3.878cm" svg:height="1.003cm" svg:x="3.835cm" svg:y="6.842cm">
          <text:p text:style-name="P1"><text:span text:style-name="T2">Chordates</text:span> </text:p>
        </draw:rect>
        <draw:rect draw:style-name="gr7" draw:text-style-name="P3" xml:id="id15" draw:id="id15" draw:layer="layout" svg:width="4.653cm" svg:height="1.186cm" svg:x="6.024cm" svg:y="9.169cm">
          <text:p text:style-name="P3"><text:span text:style-name="T2">Amniota</text:span></text:p>
        </draw:rect>
        <draw:rect draw:style-name="gr7" draw:text-style-name="P3" xml:id="id12" draw:id="id12" draw:layer="layout" svg:width="3.877cm" svg:height="1.277cm" svg:x="0.457cm" svg:y="1.642cm">
          <text:p text:style-name="P3"><text:span text:style-name="T2">Life</text:span></text:p>
        </draw:rect>
        <draw:rect draw:style-name="gr4" draw:text-style-name="P3" xml:id="id17" draw:id="id17" draw:layer="layout" svg:width="6.03cm" svg:height="1.506cm" svg:x="10.814cm" svg:y="2.329cm">
          <text:p text:style-name="P3"><text:span text:style-name="T2"/></text:p>
          <text:p text:style-name="P3"><text:span text:style-name="T2">Last Amphibian</text:span></text:p>
        </draw:rect>
        <draw:rect draw:style-name="gr2" draw:text-style-name="P3" draw:layer="layout" svg:width="6.021cm" svg:height="1.051cm" svg:x="10.812cm" svg:y="1.978cm">
          <text:p text:style-name="P3"><text:span text:style-name="T2">Amphibians</text:span></text:p>
        </draw:rect>
        <draw:connector draw:style-name="gr15" draw:text-style-name="P1" draw:layer="layout" svg:x1="2.395cm" svg:y1="2.919cm" svg:x2="1.871cm" svg:y2="4.834cm" draw:start-shape="id12" draw:start-glue-point="2" draw:end-shape="id13" draw:end-glue-point="3" svg:d="m2395 2919v639h-1025v1276h501">
          <text:p/>
        </draw:connector>
        <draw:connector draw:style-name="gr15" draw:text-style-name="P1" draw:layer="layout" svg:x1="3.809cm" svg:y1="5.473cm" svg:x2="3.835cm" svg:y2="7.343cm" draw:start-shape="id13" draw:start-glue-point="2" draw:end-shape="id14" draw:end-glue-point="3" svg:d="m3809 5473v685h-475v1185h501">
          <text:p/>
        </draw:connector>
        <draw:connector draw:style-name="gr15" draw:text-style-name="P1" draw:layer="layout" svg:x1="5.774cm" svg:y1="7.845cm" svg:x2="6.024cm" svg:y2="9.762cm" draw:start-shape="id14" draw:start-glue-point="2" draw:end-shape="id15" draw:end-glue-point="3" svg:d="m5774 7845v662h-251v1255h501">
          <text:p/>
        </draw:connector>
        <draw:connector draw:style-name="gr15" draw:text-style-name="P1" draw:layer="layout" svg:x1="8.35cm" svg:y1="10.355cm" svg:x2="16.058cm" svg:y2="10.023cm" draw:start-shape="id15" draw:start-glue-point="2" draw:end-shape="id16" draw:end-glue-point="3" svg:d="m8350 10355v501h5018v-833h2690">
          <text:p/>
        </draw:connector>
        <draw:connector draw:style-name="gr15" draw:text-style-name="P1" draw:layer="layout" svg:x1="5.774cm" svg:y1="7.845cm" svg:x2="10.814cm" svg:y2="3.082cm" draw:start-shape="id14" draw:start-glue-point="2" draw:end-shape="id17" draw:end-glue-point="3" svg:d="m5774 7845v501h3490v-5264h1550">
          <text:p/>
        </draw:connector>
        <draw:rect draw:style-name="gr7" draw:text-style-name="P3" draw:layer="layout" svg:width="5.18cm" svg:height="3.418cm" svg:x="19.956cm" svg:y="6.755cm">
          <text:p text:style-name="P3"><text:span text:style-name="T2">Image</text:span></text:p>
        </draw:rect>
        <draw:frame draw:style-name="gr14" draw:text-style-name="P4" draw:layer="layout" svg:width="4.905cm" svg:height="0.964cm" svg:x="20.221cm" svg:y="10.421cm">
          <draw:text-box>
            <text:p text:style-name="P4"><text:span text:style-name="T2">Scientific Name</text:span></text:p>
          </draw:text-box>
        </draw:frame>
        <draw:frame draw:style-name="gr14" draw:text-style-name="P4" draw:layer="layout" svg:width="4.905cm" svg:height="0.964cm" svg:x="20.083cm" svg:y="11.927cm">
          <draw:text-box>
            <text:p text:style-name="P4"><text:span text:style-name="T2">Common Name</text:span></text:p>
          </draw:text-box>
        </draw:frame>
        <draw:rect draw:style-name="gr4" draw:text-style-name="P3" xml:id="id10" draw:id="id10" draw:layer="layout" svg:width="3.619cm" svg:height="1.688cm" svg:x="15.873cm" svg:y="17.289cm">
          <text:p text:style-name="P3"><text:span text:style-name="T2">1</text:span><text:span text:style-name="T3">st</text:span><text:span text:style-name="T2"> Mammal</text:span></text:p>
          <text:p text:style-name="P3"><text:span text:style-name="T2"/></text:p>
        </draw:rect>
        <draw:rect draw:style-name="gr4" draw:text-style-name="P3" xml:id="id11" draw:id="id11" draw:layer="layout" svg:width="3.619cm" svg:height="1.551cm" svg:x="22.773cm" svg:y="17.335cm">
          <text:p text:style-name="P4"><text:span text:style-name="T2">1</text:span><text:span text:style-name="T3">st</text:span><text:span text:style-name="T2"> Bird</text:span></text:p>
          <text:p text:style-name="P4"><text:span text:style-name="T2"/></text:p>
        </draw:rect>
        <draw:rect draw:style-name="gr2" draw:text-style-name="P3" draw:layer="layout" svg:width="3.604cm" svg:height="1.051cm" svg:x="15.875cm" svg:y="18.144cm">
          <text:p text:style-name="P3"><text:span text:style-name="T2">Mammals</text:span></text:p>
        </draw:rect>
        <draw:rect draw:style-name="gr2" draw:text-style-name="P3" draw:layer="layout" svg:width="3.684cm" svg:height="1.051cm" svg:x="22.775cm" svg:y="18.054cm">
          <text:p text:style-name="P3"><text:span text:style-name="T2">Birds</text:span></text:p>
        </draw:rect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rect draw:style-name="gr7" draw:text-style-name="P3" xml:id="id19" draw:id="id19" draw:layer="layout" svg:width="6.385cm" svg:height="1.277cm" svg:x="1.92cm" svg:y="9.017cm">
          <text:p text:style-name="P3"><text:span text:style-name="T2">Animals-Taxon/Clade</text:span></text:p>
        </draw:rect>
        <draw:rect draw:style-name="gr7" draw:text-style-name="P3" xml:id="id20" draw:id="id20" draw:layer="layout" svg:width="7.021cm" svg:height="1.003cm" svg:x="3.884cm" svg:y="11.663cm">
          <text:p text:style-name="P3"><text:span text:style-name="T2">Chordates-Taxon/Clade </text:span></text:p>
        </draw:rect>
        <draw:rect draw:style-name="gr7" draw:text-style-name="P3" xml:id="id21" draw:id="id21" draw:layer="layout" svg:width="4.653cm" svg:height="1.186cm" svg:x="6.073cm" svg:y="13.99cm">
          <text:p text:style-name="P3"><text:span text:style-name="T2">Amniota-Clade</text:span></text:p>
        </draw:rect>
        <draw:rect draw:style-name="gr7" draw:text-style-name="P3" xml:id="id18" draw:id="id18" draw:layer="layout" svg:width="5.108cm" svg:height="1.277cm" svg:x="0.506cm" svg:y="6.463cm">
          <text:p text:style-name="P3"><text:span text:style-name="T2">Life-Taxon/Clade</text:span></text:p>
        </draw:rect>
        <draw:connector draw:style-name="gr15" draw:text-style-name="P1" draw:layer="layout" svg:x1="3.06cm" svg:y1="7.74cm" svg:x2="1.92cm" svg:y2="9.655cm" draw:start-shape="id18" draw:start-glue-point="2" draw:end-shape="id19" draw:end-glue-point="3" svg:d="m3060 7740v639h-1641v1276h501">
          <text:p/>
        </draw:connector>
        <draw:connector draw:style-name="gr15" draw:text-style-name="P1" draw:layer="layout" svg:x1="5.112cm" svg:y1="10.294cm" svg:x2="3.884cm" svg:y2="12.164cm" draw:start-shape="id19" draw:start-glue-point="2" draw:end-shape="id20" draw:end-glue-point="3" svg:d="m5112 10294v685h-1729v1185h501">
          <text:p/>
        </draw:connector>
        <draw:connector draw:style-name="gr15" draw:text-style-name="P1" draw:layer="layout" svg:x1="7.394cm" svg:y1="12.666cm" svg:x2="6.073cm" svg:y2="14.583cm" draw:start-shape="id20" draw:start-glue-point="2" draw:end-shape="id21" draw:end-glue-point="3" svg:d="m7394 12666v662h-1822v1255h501">
          <text:p/>
        </draw:connector>
        <draw:rect draw:style-name="gr7" draw:text-style-name="P3" xml:id="id22" draw:id="id22" draw:layer="layout" svg:width="4.653cm" svg:height="1.186cm" svg:x="7.373cm" svg:y="16.69cm">
          <text:p text:style-name="P3"><text:span text:style-name="T2">Reptiles-Taxon</text:span></text:p>
        </draw:rect>
        <draw:connector draw:style-name="gr15" draw:text-style-name="P1" draw:layer="layout" svg:x1="8.399cm" svg:y1="15.176cm" svg:x2="7.373cm" svg:y2="17.283cm" draw:start-shape="id21" draw:start-glue-point="2" draw:end-shape="id22" draw:end-glue-point="3" svg:d="m8399 15176v757h-1527v1350h501">
          <text:p/>
        </draw:connector>
        <draw:rect draw:style-name="gr7" draw:text-style-name="P3" xml:id="id23" draw:id="id23" draw:layer="layout" svg:width="4.653cm" svg:height="1.186cm" svg:x="13.03cm" svg:y="14.309cm">
          <text:p text:style-name="P3"><text:span text:style-name="T2">Dinosaur-Clade</text:span></text:p>
        </draw:rect>
        <draw:connector draw:style-name="gr15" draw:text-style-name="P1" draw:layer="layout" svg:x1="10.726cm" svg:y1="14.583cm" svg:x2="13.03cm" svg:y2="14.902cm" draw:start-shape="id21" draw:end-shape="id23" draw:end-glue-point="3" svg:d="m10726 14583h1152v319h1152">
          <text:p/>
        </draw:connector>
        <draw:rect draw:style-name="gr7" draw:text-style-name="P3" xml:id="id24" draw:id="id24" draw:layer="layout" svg:width="4.653cm" svg:height="1.186cm" svg:x="14.826cm" svg:y="17.319cm">
          <text:p text:style-name="P3"><text:span text:style-name="T2">Dinosaur-Taxon</text:span></text:p>
        </draw:rect>
        <draw:connector draw:style-name="gr15" draw:text-style-name="P1" draw:layer="layout" svg:x1="12.026cm" svg:y1="17.283cm" svg:x2="14.826cm" svg:y2="17.912cm" draw:start-shape="id22" draw:start-glue-point="1" draw:end-shape="id24" draw:end-glue-point="3" svg:d="m12026 17283h1400v629h1400">
          <text:p/>
        </draw:connector>
        <draw:rect draw:style-name="gr7" draw:text-style-name="P3" xml:id="id25" draw:id="id25" draw:layer="layout" svg:width="6.017cm" svg:height="1.186cm" svg:x="19.805cm" svg:y="15.316cm">
          <text:p text:style-name="P3"><text:span text:style-name="T2">Birds-Taxon/Clade</text:span></text:p>
        </draw:rect>
        <draw:connector draw:style-name="gr15" draw:text-style-name="P1" draw:layer="layout" svg:x1="17.683cm" svg:y1="14.902cm" svg:x2="19.805cm" svg:y2="15.909cm" draw:start-shape="id23" draw:start-glue-point="1" draw:end-shape="id25" draw:end-glue-point="3" svg:d="m17683 14902h1061v1007h1061">
          <text:p/>
        </draw:connector>
        <draw:connector draw:style-name="gr9" draw:text-style-name="P1" draw:layer="layout" svg:x1="15.356cm" svg:y1="15.495cm" svg:x2="14.826cm" svg:y2="17.912cm" draw:start-shape="id23" draw:start-glue-point="2" draw:end-shape="id24" draw:end-glue-point="3" svg:d="m15356 15495v912h-1031v1505h501">
          <text:p/>
        </draw:connector>
        <draw:frame presentation:style-name="pr2" draw:layer="layout" svg:width="25.199cm" svg:height="3.506cm" svg:x="1.401cm" svg:y="0.837cm" presentation:class="title" presentation:user-transformed="true">
          <draw:text-box>
            <text:p>Example Clade/Taxa relationships 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uggested fields</text:p>
          </draw:text-box>
        </draw:frame>
        <draw:frame presentation:style-name="pr3" draw:text-style-name="P6" draw:layer="layout" svg:width="25.199cm" svg:height="15.005cm" svg:x="1.4cm" svg:y="4.914cm" presentation:class="outline" presentation:user-transformed="true">
          <draw:text-box>
            <text:list text:style-name="L2">
              <text:list-item>
                <text:p><text:span text:style-name="T4">Has Alternate Ancestors</text:span><text:span text:style-name="T4"><text:tab/></text:span><text:span text:style-name="T4"> (multiple)</text:span></text:p>
              </text:list-item>
              <text:list-item>
                <text:p><text:span text:style-name="T4">Has Alternate Parent Clade</text:span><text:span text:style-name="T4"><text:tab/></text:span><text:span text:style-name="T4">(multiple)</text:span></text:p>
              </text:list-item>
              <text:list-item>
                <text:p><text:span text:style-name="T4">Has Alternate Parent Linnaean Taxon</text:span><text:span text:style-name="T4"><text:tab/></text:span><text:span text:style-name="T4">(multiple)</text:span></text:p>
              </text:list-item>
              <text:list-item>
                <text:p><text:span text:style-name="T4">Has Ancestor ( Entry - non-clade)</text:span></text:p>
              </text:list-item>
              <text:list-item>
                <text:p><text:span text:style-name="T4">Has Common Name (Multiple Strings)</text:span></text:p>
              </text:list-item>
              <text:list-item>
                <text:p><text:span text:style-name="T4">Has Interest Level</text:span><text:span text:style-name="T4"><text:tab/></text:span><text:span text:style-name="T4">(int)</text:span></text:p>
              </text:list-item>
              <text:list-item>
                <text:p><text:span text:style-name="T4">Has Linnaean Taxonomic Rank</text:span><text:span text:style-name="T4"><text:tab/></text:span><text:span text:style-name="T4">(Linnean Taxanomic Rank)</text:span></text:p>
              </text:list-item>
              <text:list-item>
                <text:p><text:span text:style-name="T4">Has Parent Clade (Entry - Clade)</text:span></text:p>
              </text:list-item>
              <text:list-item>
                <text:p><text:span text:style-name="T4">Has Parent Linnaean Taxon</text:span><text:span text:style-name="T4"><text:tab/></text:span><text:span text:style-name="T4">(Entry - Linn)</text:span></text:p>
              </text:list-item>
              <text:list-item>
                <text:p><text:span text:style-name="T4">Has Scientific Name (String)</text:span></text:p>
              </text:list-item>
              <text:list-item>
                <text:p><text:span text:style-name="T4">Has Wikipedia page</text:span><text:span text:style-name="T4"><text:tab/></text:span><text:span text:style-name="T4"> (link)</text:span></text:p>
              </text:list-item>
              <text:list-item>
                <text:p><text:span text:style-name="T4">Is Clade (Bool)</text:span></text:p>
              </text:list-item>
            </text:list>
          </draw:text-box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le Thayer</meta:initial-creator>
    <meta:creation-date>2013-02-24T09:25:47.39</meta:creation-date>
    <meta:editing-duration>P10DT35M54S</meta:editing-duration>
    <meta:editing-cycles>38</meta:editing-cycles>
    <dc:date>2013-03-23T14:15:39.37</dc:date>
    <dc:creator>Kyle Thayer</dc:creator>
    <meta:generator>OpenOffice.org/3.3$Win32 OpenOffice.org_project/330m20$Build-9567</meta:generator>
    <meta:document-statistic meta:object-count="165"/>
  </office:meta>
</office:document-meta>
</file>